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916cm" fo:min-width="1.248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Book" fo:font-size="18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159cm" svg:height="1.778cm" svg:x="7.856cm" svg:y="1.378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2" draw:text-style-name="P1" draw:layer="layout" svg:x1="6.45cm" svg:y1="1.908cm" svg:x2="7.847cm" svg:y2="1.908cm">
            <text:p/>
          </draw:line>
          <draw:line draw:style-name="gr2" draw:text-style-name="P1" draw:layer="layout" svg:x1="6.451cm" svg:y1="2.608cm" svg:x2="7.848cm" svg:y2="2.608cm">
            <text:p/>
          </draw:line>
          <draw:line draw:style-name="gr2" draw:text-style-name="P1" draw:layer="layout" svg:x1="10.052cm" svg:y1="2.308cm" svg:x2="11.449cm" svg:y2="2.308cm">
            <text:p/>
          </draw:line>
        </draw:g>
        <draw:g>
          <draw:path draw:style-name="gr3" draw:text-style-name="P1" draw:layer="layout" svg:width="3.082cm" svg:height="0.979cm" draw:transform="skewX (0.749444380806365) translate (2.84144049483586cm 1.59874878387199cm)" svg:viewBox="0 0 3083 980" svg:d="M0 0c1973 0 3083 980 3083 980">
            <text:p/>
          </draw:path>
          <draw:path draw:style-name="gr3" draw:text-style-name="P1" draw:layer="layout" svg:width="1.196cm" svg:height="1.148cm" draw:transform="skewX (-0.330390827402526) rotate (-0.903033354981867) translate (2.82701295473818cm 1.59097990588419cm)" svg:viewBox="0 0 1197 1149" svg:d="M0 0c1308-6 1194 1149 1194 1149">
            <text:p/>
          </draw:path>
          <draw:path draw:style-name="gr3" draw:text-style-name="P1" draw:layer="layout" svg:width="3.083cm" svg:height="0.979cm" draw:transform="skewX (-0.749967979581963) rotate (3.14159265358979) translate (5.92625168556487cm 3.48690198037071cm)" svg:viewBox="0 0 3084 980" svg:d="M3084 0c-1974 0-3084 980-3084 980">
            <text:p/>
          </draw:path>
          <draw:line draw:style-name="gr2" draw:text-style-name="P1" draw:layer="layout" svg:x1="1.759cm" svg:y1="2.127cm" svg:x2="3.156cm" svg:y2="2.127cm">
            <text:p/>
          </draw:line>
          <draw:line draw:style-name="gr2" draw:text-style-name="P1" draw:layer="layout" svg:x1="1.76cm" svg:y1="2.927cm" svg:x2="3.157cm" svg:y2="2.927cm">
            <text:p/>
          </draw:line>
          <draw:line draw:style-name="gr2" draw:text-style-name="P1" draw:layer="layout" svg:x1="4.961cm" svg:y1="2.627cm" svg:x2="6.847cm" svg:y2="2.599cm">
            <text:p/>
          </draw:line>
        </draw:g>
        <draw:frame draw:style-name="gr4" draw:text-style-name="P3" draw:layer="layout" svg:width="1.016cm" svg:height="1.017cm" svg:x="1.005cm" svg:y="1.591cm">
          <draw:text-box>
            <text:p text:style-name="P2"><text:span text:style-name="T1">B</text:span></text:p>
          </draw:text-box>
        </draw:frame>
        <draw:frame draw:style-name="gr4" draw:text-style-name="P3" draw:layer="layout" svg:width="1.016cm" svg:height="1.017cm" svg:x="1.005cm" svg:y="2.392cm">
          <draw:text-box>
            <text:p text:style-name="P2"><text:span text:style-name="T1">C</text:span></text:p>
          </draw:text-box>
        </draw:frame>
        <draw:frame draw:style-name="gr5" draw:text-style-name="P3" draw:layer="layout" svg:width="1.016cm" svg:height="1.017cm" svg:x="5.705cm" svg:y="1.392cm">
          <draw:text-box>
            <text:p text:style-name="P2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0:50:26.650963884</meta:creation-date>
    <dc:date>2018-01-09T16:32:04.842633951</dc:date>
    <meta:editing-duration>PT1H20M41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